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text-align="start" style:justify-single-word="false"/>
      <style:text-properties fo:font-size="18pt" officeooo:paragraph-rsid="0007f234" style:font-size-asian="18pt" style:font-size-complex="18pt"/>
    </style:style>
    <style:style style:name="P2" style:family="paragraph" style:parent-style-name="Standard" style:list-style-name="L7">
      <style:paragraph-properties fo:text-align="start" style:justify-single-word="false"/>
      <style:text-properties fo:font-size="18pt" officeooo:rsid="0009144d" officeooo:paragraph-rsid="0009144d" style:font-size-asian="18pt" style:font-size-complex="18pt"/>
    </style:style>
    <style:style style:name="P3" style:family="paragraph" style:parent-style-name="Standard" style:list-style-name="L7">
      <style:paragraph-properties fo:text-align="start" style:justify-single-word="false"/>
      <style:text-properties fo:font-size="18pt" officeooo:rsid="0009144d" officeooo:paragraph-rsid="000965a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ed1c24" fo:font-size="16pt" officeooo:rsid="0002f834" officeooo:paragraph-rsid="0002f834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ed1c24" fo:font-size="48pt" officeooo:rsid="0002f834" officeooo:paragraph-rsid="0002f834" style:font-size-asian="48pt" style:font-size-complex="48pt"/>
    </style:style>
    <style:style style:name="P6" style:family="paragraph" style:parent-style-name="Standard">
      <style:paragraph-properties fo:text-align="start" style:justify-single-word="false"/>
      <style:text-properties fo:color="#5e8ac7" fo:font-size="22pt" officeooo:rsid="0002f834" officeooo:paragraph-rsid="0002f834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color="#5e8ac7" fo:font-size="22pt" fo:font-weight="bold" officeooo:rsid="0002f834" officeooo:paragraph-rsid="000577c1" style:font-size-asian="19.25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5e8ac7" fo:font-size="22pt" fo:font-weight="normal" officeooo:rsid="0002f834" officeooo:paragraph-rsid="000577c1" style:font-size-asian="19.25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8pt" officeooo:rsid="0002f834" officeooo:paragraph-rsid="0002f834" style:font-size-asian="15.75pt" style:font-size-complex="18pt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fo:font-size="18pt" officeooo:rsid="0002f834" officeooo:paragraph-rsid="0002f834" style:font-size-asian="15.75pt" style:font-size-complex="18pt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fo:font-size="18pt" officeooo:rsid="0002f834" officeooo:paragraph-rsid="0002f834" style:font-size-asian="15.75pt" style:font-size-complex="18pt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fo:font-size="18pt" officeooo:rsid="0003a851" officeooo:paragraph-rsid="0003a851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fo:font-size="18pt" officeooo:rsid="00045c74" officeooo:paragraph-rsid="00045c74" style:font-size-asian="15.75pt" style:font-size-complex="18pt"/>
    </style:style>
    <style:style style:name="P14" style:family="paragraph" style:parent-style-name="Standard" style:list-style-name="L4">
      <style:paragraph-properties fo:text-align="start" style:justify-single-word="false"/>
      <style:text-properties fo:color="#000000" fo:font-size="18pt" officeooo:rsid="00045c74" officeooo:paragraph-rsid="00045c74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000000" fo:font-size="18pt" fo:font-weight="bold" officeooo:rsid="00045c74" officeooo:paragraph-rsid="00045c74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62a73b" fo:font-size="22pt" officeooo:rsid="0002f834" officeooo:paragraph-rsid="0002f834" style:font-size-asian="19.25pt" style:font-size-complex="22pt"/>
    </style:style>
    <style:style style:name="P17" style:family="paragraph" style:parent-style-name="Standard">
      <style:paragraph-properties fo:text-align="start" style:justify-single-word="false"/>
      <style:text-properties fo:color="#62a73b" fo:font-size="26pt" officeooo:rsid="0002f834" officeooo:paragraph-rsid="0002f834" style:font-size-asian="26pt" style:font-size-complex="26pt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07f234"/>
    </style:style>
    <style:style style:name="P19" style:family="paragraph" style:parent-style-name="Standard" style:list-style-name="L6">
      <style:paragraph-properties fo:text-align="start" style:justify-single-word="false"/>
      <style:text-properties fo:color="#aa55a1" fo:font-size="18pt" fo:font-weight="bold" officeooo:rsid="00045c74" officeooo:paragraph-rsid="00045c74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aa55a1" fo:font-size="18pt" fo:font-weight="bold" officeooo:rsid="00045c74" officeooo:paragraph-rsid="00045c74" style:font-size-asian="15.75pt" style:font-weight-asian="bold" style:font-size-complex="18pt" style:font-weight-complex="bold"/>
    </style:style>
    <style:style style:name="T1" style:family="text">
      <style:text-properties fo:color="#5e8a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65aa" style:font-weight-asian="bold" style:font-weight-complex="bold"/>
    </style:style>
    <style:style style:name="T4" style:family="text">
      <style:text-properties fo:color="#aa55a1" fo:font-weight="bold" style:font-weight-asian="bold" style:font-weight-complex="bold"/>
    </style:style>
    <style:style style:name="T5" style:family="text">
      <style:text-properties fo:color="#00888a"/>
    </style:style>
    <style:style style:name="T6" style:family="text">
      <style:text-properties fo:color="#ed1c24"/>
    </style:style>
    <style:style style:name="T7" style:family="text">
      <style:text-properties fo:color="#ed1c24" fo:font-weight="bold" officeooo:rsid="000965aa" style:font-weight-asian="bold" style:font-weight-complex="bold"/>
    </style:style>
    <style:style style:name="T8" style:family="text">
      <style:text-properties officeooo:rsid="000577c1"/>
    </style:style>
    <style:style style:name="T9" style:family="text">
      <style:text-properties officeooo:rsid="0007f234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07f234" style:font-size-asian="18pt" style:font-size-complex="18pt"/>
    </style:style>
    <style:style style:name="T12" style:family="text">
      <style:text-properties fo:color="#9a6704" fo:font-size="18pt" officeooo:rsid="0007f234" style:font-size-asian="18pt" style:font-size-complex="18pt"/>
    </style:style>
    <style:style style:name="T13" style:family="text">
      <style:text-properties officeooo:rsid="0009144d"/>
    </style:style>
    <style:style style:name="T14" style:family="text">
      <style:text-properties officeooo:rsid="000965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rda Notes – Asad</text:p>
      <text:p text:style-name="P4"/>
      <text:p text:style-name="P17">Key Concepts:</text:p>
      <text:p text:style-name="P16"><text:span text:style-name="T1">Network:</text:span></text:p>
      <text:list xml:id="list2389499288" text:style-name="L3">
        <text:list-item>
          <text:p text:style-name="P11">Made up of <text:span text:style-name="T2">nodes running corda</text:span> and CorDapps</text:p>
        </text:list-item>
        <text:list-item>
          <text:p text:style-name="P11">Comm is <text:span text:style-name="T2">point to point</text:span></text:p>
        </text:list-item>
        <text:list-item>
          <text:p text:style-name="P11">Each node has a <text:span text:style-name="T2">certificate</text:span>, mapping their network identity to a real world legal identity</text:p>
        </text:list-item>
        <text:list-item>
          <text:p text:style-name="P11">The network is <text:span text:style-name="T2">permissioned</text:span>, with access requiring a certificate from the network operator. </text:p>
        </text:list-item>
      </text:list>
      <text:p text:style-name="P9"/>
      <text:p text:style-name="P6">Ledger:</text:p>
      <text:list xml:id="list1103410276" text:style-name="L2">
        <text:list-item>
          <text:p text:style-name="P10">The corda ledger is <text:span text:style-name="T2">subjective</text:span> from each peers point of view. </text:p>
        </text:list-item>
        <text:list-item>
          <text:p text:style-name="P10">There is <text:span text:style-name="T2">no single central store of data</text:span>. </text:p>
        </text:list-item>
        <text:list-item>
          <text:p text:style-name="P10">Each peer maintains a seperate database of known <text:span text:style-name="T2">facts</text:span>, as a result each peer only sees a subset of facts of the <text:span text:style-name="T5">ledger</text:span>, and no peer is aware of the ledger in its entirety. </text:p>
        </text:list-item>
      </text:list>
      <text:p text:style-name="P6"/>
      <text:p text:style-name="P6">States:</text:p>
      <text:list xml:id="list3129811072" text:style-name="L4">
        <text:list-item>
          <text:p text:style-name="P12"><text:span text:style-name="T6">States</text:span> contain data about shared facts at a <text:span text:style-name="T2">specfic point of time. </text:span></text:p>
        </text:list-item>
        <text:list-item>
          <text:p text:style-name="P12">States are immutable. </text:p>
        </text:list-item>
        <text:list-item>
          <text:p text:style-name="P12">Corda allows new states to replace old states. <text:span text:style-name="T2">Copy</text:span> existing state, update it.</text:p>
        </text:list-item>
        <text:list-item>
          <text:p text:style-name="P12">Previous state must be marked as historic. Historic states are not considered “on-ledger”, they still remain accessable and are <text:span text:style-name="T2">never deleted</text:span>. </text:p>
        </text:list-item>
        <text:list-item>
          <text:p text:style-name="P12">States can be used to<text:span text:style-name="T2"> represent anything</text:span>. [e.g. , Bids/Offers, Personal info, Syndicated loans, Invoices,KYC Data etc]</text:p>
        </text:list-item>
        <text:list-item>
          <text:p text:style-name="P12">States are <text:span text:style-name="T2">statistically typed</text:span>. [A bond state is always a bond state] </text:p>
        </text:list-item>
        <text:list-item>
          <text:p text:style-name="P12"><text:soft-page-break/>The sequence <text:span text:style-name="T2">head</text:span> reflects the current state of the shared fact.</text:p>
        </text:list-item>
      </text:list>
      <text:p text:style-name="P15">The life-cycle of a shared fact or agreement over time is represented by a state sequence. </text:p>
      <text:list xml:id="list120537384267719" text:continue-numbering="true" text:style-name="L4">
        <text:list-item>
          <text:p text:style-name="P14">The <text:span text:style-name="T4">Vault</text:span><text:span text:style-name="T2">: </text:span></text:p>
        </text:list-item>
      </text:list>
      <text:list xml:id="list420891531" text:style-name="L6">
        <text:list-item>
          <text:p text:style-name="P19">Valut keeps track of the current state of the ledger. </text:p>
        </text:list-item>
      </text:list>
      <text:p text:style-name="P20">The <text:span text:style-name="T5">ledger</text:span> from each peer’s point of view consists of all the <text:span text:style-name="T6">state</text:span> sequence heads tracked in the valult.</text:p>
      <text:p text:style-name="P20"/>
      <text:p text:style-name="P8"><text:span text:style-name="T8">Transactions</text:span>:</text:p>
      <text:list xml:id="list2389489413" text:style-name="L7">
        <text:list-item>
          <text:p text:style-name="P1"><text:span text:style-name="T2">Issuances</text:span>:</text:p>
          <text:p text:style-name="P1"><text:s/>Issuing a new state on the ledger. <text:span text:style-name="T9">Takes zero input references and created one or more output states.</text:span><text:line-break/></text:p>
        </text:list-item>
        <text:list-item>
          <text:p text:style-name="P1"><text:span text:style-name="T2">Updates</text:span> – Updating the state. <text:span text:style-name="T9">Takes one or more input state reference and creates one or more output state references. </text:span></text:p>
        </text:list-item>
      </text:list>
      <text:list xml:id="list2060926471" text:style-name="L8">
        <text:list-item>
          <text:list>
            <text:list-item>
              <text:p text:style-name="P18"><text:span text:style-name="T12">Input State References:</text:span><text:span text:style-name="T11"> </text:span></text:p>
              <text:list>
                <text:list-item>
                  <text:p text:style-name="P18"><text:span text:style-name="T11">(Transaction ID, Index)</text:span></text:p>
                </text:list-item>
                <text:list-item>
                  <text:p text:style-name="P18"><text:span text:style-name="T11">TID – Tranasction hash that created the state. </text:span></text:p>
                </text:list-item>
                <text:list-item>
                  <text:p text:style-name="P18"><text:span text:style-name="T11">Index references te position of the stae in the outputs.</text:span><text:span text:style-name="T10"><text:line-break/></text:span></text:p>
                </text:list-item>
              </text:list>
            </text:list-item>
          </text:list>
        </text:list-item>
      </text:list>
      <text:list xml:id="list120538440219770" text:continue-list="list2389489413" text:style-name="L7">
        <text:list-item>
          <text:p text:style-name="P1"><text:span text:style-name="T2">Exits</text:span> – <text:span text:style-name="T13">Removes states from the ledger by ending the state chain. Takes one or more input state references and creates zero output states. </text:span></text:p>
        </text:list-item>
        <text:list-item>
          <text:p text:style-name="P2">Transactions may <text:span text:style-name="T2">combine</text:span> issuances, updates and exits. </text:p>
        </text:list-item>
        <text:list-item>
          <text:p text:style-name="P2">Transactions can contain states of <text:span text:style-name="T2">many types</text:span>. </text:p>
        </text:list-item>
        <text:list-item>
          <text:p text:style-name="P2">They are <text:span text:style-name="T2">indivisible</text:span> and <text:span text:style-name="T2">irreducible</text:span> set of changes such that either all occur or nonthing occurs.</text:p>
        </text:list-item>
        <text:list-item>
          <text:p text:style-name="P2"><text:span text:style-name="T2">Committed Transactions</text:span> – Transactions signed by all peers. Transactions are only committed and update the ledger only when signed by all required peers. </text:p>
        </text:list-item>
        <text:list-item>
          <text:p text:style-name="P2"><text:span text:style-name="T2">Uncommitted transactions</text:span> – Transactions not yet signed by all required peers. They are proposals to update the ledger, which can be proposed by any peer on the network. <text:s/><text:soft-page-break/>Proposals are signed by other peers on the network on a need to know basis. </text:p>
        </text:list-item>
        <text:list-item>
          <text:p text:style-name="P3"><text:span text:style-name="T2">Committing Transactions</text:span>: <text:span text:style-name="T3">Digital signatures</text:span><text:span text:style-name="T14"> enforce output state immutability. New transactions reference prior transactions by </text:span><text:span text:style-name="T3">hash</text:span><text:span text:style-name="T14">. </text:span></text:p>
        </text:list-item>
        <text:list-item>
          <text:p text:style-name="P3"><text:span text:style-name="T7">Transactions are not instructions</text:span><text:span text:style-name="T14">: They are proposals which require verification to update the ledger. </text:span></text:p>
        </text:list-item>
      </text:list>
      <text:p text:style-name="P7"/>
      <text:p text:style-name="P7"/>
      <text:p text:style-name="P15"/>
      <text:p text:style-name="P15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0:09:29.380576741</meta:creation-date>
    <meta:generator>LibreOffice/6.0.7.3$Linux_X86_64 LibreOffice_project/00m0$Build-3</meta:generator>
    <dc:date>2019-05-31T12:04:53.038458003</dc:date>
    <meta:editing-duration>PT10M8S</meta:editing-duration>
    <meta:editing-cycles>1</meta:editing-cycles>
    <meta:document-statistic meta:table-count="0" meta:image-count="0" meta:object-count="0" meta:page-count="3" meta:paragraph-count="39" meta:word-count="476" meta:character-count="2827" meta:non-whitespace-character-count="2389"/>
  </office:meta>
</office:document-meta>
</file>